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b4b16" draw:textarea-horizontal-align="justify" draw:textarea-vertical-align="middle" draw:auto-grow-height="false" fo:min-height="1.602cm" fo:min-width="7.829cm"/>
    </style:style>
    <style:style style:name="gr2" style:family="graphic" style:parent-style-name="standard">
      <style:graphic-properties draw:stroke="none" draw:fill-color="#268bd2" draw:textarea-horizontal-align="justify" draw:textarea-vertical-align="middle" draw:auto-grow-height="false" fo:min-height="1.162cm" fo:min-width="5.847cm"/>
    </style:style>
    <style:style style:name="gr3" style:family="graphic" style:parent-style-name="standard">
      <style:graphic-properties draw:stroke="none" draw:fill-color="#268bd2" draw:textarea-horizontal-align="justify" draw:textarea-vertical-align="middle" draw:auto-grow-height="false" fo:min-height="1.162cm" fo:min-width="5.846cm"/>
    </style:style>
    <style:style style:name="gr4" style:family="graphic" style:parent-style-name="standard">
      <style:graphic-properties draw:stroke="none" draw:fill-color="#859900" draw:textarea-horizontal-align="justify" draw:textarea-vertical-align="middle" draw:auto-grow-height="false" fo:min-height="1.602cm" fo:min-width="7.82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b4b16"/>
      <style:paragraph-properties fo:text-align="center"/>
      <style:text-properties style:font-name="Raleway1" fo:font-size="18pt" style:font-size-asian="18pt" style:font-size-complex="18pt"/>
    </style:style>
    <style:style style:name="P3" style:family="paragraph">
      <loext:graphic-properties draw:fill-color="#268bd2"/>
      <style:paragraph-properties fo:text-align="center"/>
      <style:text-properties fo:color="#93a1a1" style:font-name="Raleway1" fo:font-size="18pt" style:font-size-asian="18pt" style:font-size-complex="18pt"/>
    </style:style>
    <style:style style:name="P4" style:family="paragraph">
      <loext:graphic-properties draw:fill-color="#268bd2"/>
      <style:paragraph-properties fo:text-align="center"/>
      <style:text-properties style:font-name="Raleway1" fo:font-size="18pt" style:font-size-asian="18pt" style:font-size-complex="18pt"/>
    </style:style>
    <style:style style:name="P5" style:family="paragraph">
      <loext:graphic-properties draw:fill-color="#859900"/>
      <style:paragraph-properties fo:text-align="center"/>
      <style:text-properties style:font-name="Raleway1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Raleway1" fo:font-size="18pt" style:font-size-asian="18pt" style:font-size-complex="18pt"/>
    </style:style>
    <style:style style:name="T2" style:family="text">
      <style:text-properties style:font-name="Raleway1" fo:font-size="18pt" fo:font-weight="8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995cm" svg:height="2cm" svg:x="2cm" svg:y="2cm">
          <text:p text:style-name="P1"><text:span text:style-name="T1">Level 1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" draw:id="id2" draw:layer="layout" svg:width="8.995cm" svg:height="2cm" svg:x="2cm" svg:y="5cm">
          <text:p text:style-name="P1"><text:span text:style-name="T2">STEP 1</text:span></text:p>
          <text:p text:style-name="P1"><text:span text:style-name="T1">outlier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3" draw:id="id3" draw:layer="layout" svg:width="8.994cm" svg:height="2cm" svg:x="2.002cm" svg:y="8.001cm">
          <text:p text:style-name="P1"><text:span text:style-name="T2">STEP 2</text:span></text:p>
          <text:p text:style-name="P1"><text:span text:style-name="T1">units standariza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4" draw:id="id4" draw:layer="layout" svg:width="8.994cm" svg:height="2cm" svg:x="2.004cm" svg:y="11.002cm">
          <text:p text:style-name="P1"><text:span text:style-name="T2">STEP 3</text:span></text:p>
          <text:p text:style-name="P1"><text:span text:style-name="T1">rang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4" xml:id="id5" draw:id="id5" draw:layer="layout" svg:width="8.995cm" svg:height="2cm" svg:x="2.005cm" svg:y="14.003cm">
          <text:p text:style-name="P1"><text:span text:style-name="T2">STEP 4</text:span></text:p>
          <text:p text:style-name="P1"><text:span text:style-name="T1">visual check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5" xml:id="id6" draw:id="id6" draw:layer="layout" svg:width="8.994cm" svg:height="2cm" svg:x="2.002cm" svg:y="17.001cm">
          <text:p text:style-name="P1"><text:span text:style-name="T1">Level 2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6.498cm" svg:y1="4cm" svg:x2="6.498cm" svg:y2="5cm" draw:start-shape="id1" draw:start-glue-point="6" draw:end-shape="id2" draw:end-glue-point="4" svg:d="M6498 4000v1000" svg:viewBox="0 0 1 1001">
          <text:p/>
        </draw:connector>
        <draw:connector draw:style-name="gr5" draw:text-style-name="P6" draw:layer="layout" draw:type="line" svg:x1="6.498cm" svg:y1="7cm" svg:x2="6.499cm" svg:y2="8.001cm" draw:start-shape="id2" draw:start-glue-point="8" draw:end-shape="id3" draw:end-glue-point="4" svg:d="M6498 7000l1 1001" svg:viewBox="0 0 2 1002">
          <text:p/>
        </draw:connector>
        <draw:connector draw:style-name="gr5" draw:text-style-name="P6" draw:layer="layout" draw:type="line" svg:x1="6.499cm" svg:y1="10.001cm" svg:x2="6.501cm" svg:y2="11.002cm" draw:start-shape="id3" draw:start-glue-point="8" draw:end-shape="id4" svg:d="M6499 10001l2 1001" svg:viewBox="0 0 3 1002">
          <text:p/>
        </draw:connector>
        <draw:connector draw:style-name="gr5" draw:text-style-name="P6" draw:layer="layout" draw:type="line" svg:x1="6.501cm" svg:y1="13.002cm" svg:x2="6.502cm" svg:y2="14.003cm" draw:start-shape="id4" draw:start-glue-point="8" draw:end-shape="id5" svg:d="M6501 13002l1 1001" svg:viewBox="0 0 2 1002">
          <text:p/>
        </draw:connector>
        <draw:connector draw:style-name="gr5" draw:text-style-name="P6" draw:layer="layout" draw:type="line" svg:x1="6.503cm" svg:y1="16.003cm" svg:x2="6.499cm" svg:y2="17.001cm" draw:start-shape="id5" draw:start-glue-point="8" draw:end-shape="id6" draw:end-glue-point="4" svg:d="M6503 16003l-4 998" svg:viewBox="0 0 5 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1:39:40.645738769</meta:creation-date>
    <meta:editing-duration>PT2M32S</meta:editing-duration>
    <meta:editing-cycles>3</meta:editing-cycles>
    <meta:generator>LibreOffice/5.2.3.2$Linux_X86_64 LibreOffice_project/20m0$Build-2</meta:generator>
    <dc:date>2016-11-17T11:52:21.252220525</dc:date>
    <meta:document-statistic meta:object-count="11"/>
  </office:meta>
</office:document-meta>
</file>